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1.212cm"/>
    </style:style>
    <style:style style:name="co4" style:family="table-column">
      <style:table-column-properties fo:break-before="auto" style:column-width="1.632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3.18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2.422cm"/>
    </style:style>
    <style:style style:name="co9" style:family="table-column">
      <style:table-column-properties fo:break-before="auto" style:column-width="0.34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669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 style:data-style-name="N106">
      <style:text-properties fo:font-weight="bold" style:font-weight-asian="bold" style:font-weight-complex="bold"/>
    </style:style>
    <style:style style:name="ce4" style:family="table-cell" style:parent-style-name="Default" style:data-style-name="N106"/>
    <style:style style:name="ce5" style:family="table-cell" style:parent-style-name="Default" style:data-style-name="N106">
      <style:table-cell-properties fo:border-bottom="0.002cm solid #000000" fo:background-color="#e6e6ff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fo:background-color="#e6e6ff"/>
      <style:text-properties fo:font-weight="bold" style:font-weight-asian="bold" style:font-weight-complex="bold"/>
    </style:style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107">
      <style:table-cell-properties fo:background-color="#e6e6ff"/>
      <style:text-properties fo:font-weight="bold" style:font-weight-asian="bold" style:font-weight-complex="bold"/>
    </style:style>
    <style:style style:name="ce9" style:family="table-cell" style:parent-style-name="Default" style:data-style-name="N107"/>
    <style:style style:name="ce10" style:family="table-cell" style:parent-style-name="Default" style:data-style-name="N107">
      <style:table-cell-properties fo:border-bottom="0.002cm solid #000000" fo:background-color="#e6e6ff" fo:border-left="none" fo:border-right="none" fo:border-top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ackground-color="transparent"/>
    </style:style>
    <style:style style:name="ce13" style:family="table-cell" style:parent-style-name="Default" style:data-style-name="N107">
      <style:table-cell-properties fo:background-color="#e6e6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7" table:number-columns-repeated="2" table:default-cell-style-name="ce9"/>
        <table:table-column table:style-name="co9" table:default-cell-style-name="Default"/>
        <table:table-column table:style-name="co10" table:number-columns-repeated="245" table:default-cell-style-name="Default"/>
        <table:table-row table:style-name="ro1">
          <table:table-cell table:style-name="ce1" office:value-type="string">
            <text:p>IdAlg</text:p>
          </table:table-cell>
          <table:table-cell table:style-name="ce1" office:value-type="string">
            <text:p>Procesos</text:p>
          </table:table-cell>
          <table:table-cell table:style-name="ce1" office:value-type="string">
            <text:p>Prank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Tiempo</text:p>
          </table:table-cell>
          <table:table-cell table:style-name="ce7" office:value-type="string">
            <text:p>Tiempo Seq,</text:p>
          </table:table-cell>
          <table:table-cell table:style-name="ce7" office:value-type="string">
            <text:p>Aceleración</text:p>
          </table:table-cell>
          <table:table-cell table:style-name="ce7" office:value-type="string">
            <text:p><text:span text:style-name="T1">Overhead</text:span></text:p>
          </table:table-cell>
          <table:table-cell table:style-name="ce7" office:value-type="string">
            <text:p>Eficiencia</text:p>
          </table:table-cell>
          <table:table-cell table:style-name="ce7" office:value-type="string">
            <text:p>Costo</text:p>
          </table:table-cell>
          <table:table-cell/>
          <table:table-cell table:style-name="ce1" office:value-type="string">
            <text:p>Tabla Secuencial</text:p>
          </table:table-cell>
          <table:table-cell table:number-columns-repeated="244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.060555">
            <text:p>2,060555</text:p>
          </table:table-cell>
          <table:table-cell table:style-name="ce8" table:formula="oooc:=LOOKUP([.D2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2.08279">
            <text:p>2,082790</text:p>
          </table:table-cell>
          <table:table-cell table:style-name="ce8" table:formula="oooc:=LOOKUP([.D3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.082219">
            <text:p>2,082219</text:p>
          </table:table-cell>
          <table:table-cell table:style-name="ce8" table:formula="oooc:=LOOKUP([.D4];[$ResumenSEQ.$A$4:.$A$15];[$ResumenSEQ.$B$4:.$B$15])" office:value-type="float" office:value="1.072668">
            <text:p>1,072668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12" office:value-type="float" office:value="1.072668">
            <text:p>1,072668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.084594">
            <text:p>2,084594</text:p>
          </table:table-cell>
          <table:table-cell table:style-name="ce8" table:formula="oooc:=LOOKUP([.D5];[$ResumenSEQ.$A$4:.$A$15];[$ResumenSEQ.$B$4:.$B$15])" office:value-type="float" office:value="1.072668">
            <text:p>1,072668</text:p>
          </table:table-cell>
          <table:table-cell table:number-columns-repeated="5"/>
          <table:table-cell office:value-type="float" office:value="600">
            <text:p>600</text:p>
          </table:table-cell>
          <table:table-cell table:style-name="ce12" office:value-type="float" office:value="4.490281">
            <text:p>4,490281</text:p>
          </table:table-cell>
          <table:table-cell table:number-columns-repeated="243"/>
        </table:table-row>
        <table:table-row table:style-name="ro2">
          <table:table-cell table:style-name="ce2" table:number-columns-repeated="3"/>
          <table:table-cell table:style-name="ce2" table:formula="oooc:=[.D5]" office:value-type="float" office:value="400">
            <text:p>400</text:p>
          </table:table-cell>
          <table:table-cell table:style-name="ce5" table:formula="oooc:=MAX([.E2:.E5])" office:value-type="float" office:value="2.084594">
            <text:p>2,084594</text:p>
          </table:table-cell>
          <table:table-cell table:style-name="ce8" table:formula="oooc:=LOOKUP([.D6];[$ResumenSEQ.$A$4:.$A$15];[$ResumenSEQ.$B$4:.$B$15])" office:value-type="float" office:value="1.072668">
            <text:p>1,072668</text:p>
          </table:table-cell>
          <table:table-cell table:style-name="ce10" table:formula="oooc:=[.F6]/[.E6]" office:value-type="float" office:value="0.514569263847061">
            <text:p>0,514569</text:p>
          </table:table-cell>
          <table:table-cell table:style-name="ce10" table:formula="oooc:=[.B5]*[.E6]-[.F6]" office:value-type="float" office:value="7.265708">
            <text:p>7,265708</text:p>
          </table:table-cell>
          <table:table-cell table:style-name="ce10" table:formula="oooc:=[.G6]/[.B5]" office:value-type="float" office:value="0.128642315961765">
            <text:p>0,128642</text:p>
          </table:table-cell>
          <table:table-cell table:style-name="ce11" table:formula="oooc:=[.B5]*[.E6]" office:value-type="float" office:value="8.338376">
            <text:p>8,338376</text:p>
          </table:table-cell>
          <table:table-cell table:style-name="ce2"/>
          <table:table-cell table:style-name="ce2" office:value-type="float" office:value="441">
            <text:p>441</text:p>
          </table:table-cell>
          <table:table-cell table:style-name="ce13" office:value-type="float" office:value="1.481121">
            <text:p>1,481121</text:p>
          </table:table-cell>
          <table:table-cell table:style-name="ce2"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15.657856">
            <text:p>15,657856</text:p>
          </table:table-cell>
          <table:table-cell table:style-name="ce8" table:formula="oooc:=LOOKUP([.D7];[$ResumenSEQ.$A$4:.$A$15];[$ResumenSEQ.$B$4:.$B$15])" office:value-type="float" office:value="16.834036">
            <text:p>16,834036</text:p>
          </table:table-cell>
          <table:table-cell table:number-columns-repeated="5"/>
          <table:table-cell office:value-type="float" office:value="900">
            <text:p>900</text:p>
          </table:table-cell>
          <table:table-cell table:style-name="ce12" office:value-type="float" office:value="16.834036">
            <text:p>16,834036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15.761633">
            <text:p>15,761633</text:p>
          </table:table-cell>
          <table:table-cell table:style-name="ce8" table:formula="oooc:=LOOKUP([.D8];[$ResumenSEQ.$A$4:.$A$15];[$ResumenSEQ.$B$4:.$B$15])" office:value-type="float" office:value="16.834036">
            <text:p>16,834036</text:p>
          </table:table-cell>
          <table:table-cell table:number-columns-repeated="5"/>
          <table:table-cell office:value-type="float" office:value="1024">
            <text:p>1024</text:p>
          </table:table-cell>
          <table:table-cell table:style-name="ce12" office:value-type="float" office:value="78.696513">
            <text:p>78,696513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5.76089">
            <text:p>15,760890</text:p>
          </table:table-cell>
          <table:table-cell table:style-name="ce8" table:formula="oooc:=LOOKUP([.D9];[$ResumenSEQ.$A$4:.$A$15];[$ResumenSEQ.$B$4:.$B$15])" office:value-type="float" office:value="16.834036">
            <text:p>16,834036</text:p>
          </table:table-cell>
          <table:table-cell table:number-columns-repeated="5"/>
          <table:table-cell office:value-type="float" office:value="1200">
            <text:p>1200</text:p>
          </table:table-cell>
          <table:table-cell table:style-name="ce12" office:value-type="float" office:value="40.568663">
            <text:p>40,568663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5.772819">
            <text:p>15,772819</text:p>
          </table:table-cell>
          <table:table-cell table:style-name="ce8" table:formula="oooc:=LOOKUP([.D10];[$ResumenSEQ.$A$4:.$A$15];[$ResumenSEQ.$B$4:.$B$15])" office:value-type="float" office:value="16.834036">
            <text:p>16,834036</text:p>
          </table:table-cell>
          <table:table-cell table:number-columns-repeated="5"/>
          <table:table-cell office:value-type="float" office:value="1500">
            <text:p>1500</text:p>
          </table:table-cell>
          <table:table-cell table:style-name="ce12" office:value-type="float" office:value="79.523625">
            <text:p>79,523625</text:p>
          </table:table-cell>
          <table:table-cell table:number-columns-repeated="243"/>
        </table:table-row>
        <table:table-row table:style-name="ro2">
          <table:table-cell table:style-name="ce2" table:number-columns-repeated="3"/>
          <table:table-cell table:style-name="ce2" table:formula="oooc:=[.D10]" office:value-type="float" office:value="900">
            <text:p>900</text:p>
          </table:table-cell>
          <table:table-cell table:style-name="ce6" table:formula="oooc:=MAX([.E7:.E10])" office:value-type="float" office:value="15.772819">
            <text:p>15,772819</text:p>
          </table:table-cell>
          <table:table-cell table:style-name="ce8" table:formula="oooc:=LOOKUP([.D11];[$ResumenSEQ.$A$4:.$A$15];[$ResumenSEQ.$B$4:.$B$15])" office:value-type="float" office:value="16.834036">
            <text:p>16,834036</text:p>
          </table:table-cell>
          <table:table-cell table:style-name="ce8" table:formula="oooc:=[.F11]/[.E11]" office:value-type="float" office:value="1.06728137817343">
            <text:p>1,067281</text:p>
          </table:table-cell>
          <table:table-cell table:style-name="ce8" table:formula="oooc:=[.B10]*[.E11]-[.F11]" office:value-type="float" office:value="46.25724">
            <text:p>46,257240</text:p>
          </table:table-cell>
          <table:table-cell table:style-name="ce8" table:formula="oooc:=[.G11]/[.B10]" office:value-type="float" office:value="0.266820344543356">
            <text:p>0,266820</text:p>
          </table:table-cell>
          <table:table-cell table:style-name="ce8" table:formula="oooc:=[.B10]*[.E11]" office:value-type="float" office:value="63.091276">
            <text:p>63,091276</text:p>
          </table:table-cell>
          <table:table-cell table:style-name="ce2"/>
          <table:table-cell table:style-name="ce2" office:value-type="float" office:value="1600">
            <text:p>1600</text:p>
          </table:table-cell>
          <table:table-cell table:style-name="ce13" office:value-type="float" office:value="87.177164">
            <text:p>87,177164</text:p>
          </table:table-cell>
          <table:table-cell table:style-name="ce2"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69.15259">
            <text:p>69,152590</text:p>
          </table:table-cell>
          <table:table-cell table:style-name="ce8" table:formula="oooc:=LOOKUP([.D12];[$ResumenSEQ.$A$4:.$A$15];[$ResumenSEQ.$B$4:.$B$15])" office:value-type="float" office:value="87.177164">
            <text:p>87,177164</text:p>
          </table:table-cell>
          <table:table-cell table:number-columns-repeated="5"/>
          <table:table-cell office:value-type="float" office:value="1764">
            <text:p>1764</text:p>
          </table:table-cell>
          <table:table-cell table:style-name="ce12" office:value-type="float" office:value="129.750896">
            <text:p>129,750896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69.471317">
            <text:p>69,471317</text:p>
          </table:table-cell>
          <table:table-cell table:style-name="ce8" table:formula="oooc:=LOOKUP([.D13];[$ResumenSEQ.$A$4:.$A$15];[$ResumenSEQ.$B$4:.$B$15])" office:value-type="float" office:value="87.177164">
            <text:p>87,177164</text:p>
          </table:table-cell>
          <table:table-cell table:number-columns-repeated="5"/>
          <table:table-cell office:value-type="float" office:value="1800">
            <text:p>1800</text:p>
          </table:table-cell>
          <table:table-cell table:style-name="ce12" office:value-type="float" office:value="137.513935">
            <text:p>137,513935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office:value-type="float" office:value="69.469678">
            <text:p>69,469678</text:p>
          </table:table-cell>
          <table:table-cell table:style-name="ce8" table:formula="oooc:=LOOKUP([.D14];[$ResumenSEQ.$A$4:.$A$15];[$ResumenSEQ.$B$4:.$B$15])" office:value-type="float" office:value="87.177164">
            <text:p>87,177164</text:p>
          </table:table-cell>
          <table:table-cell table:number-columns-repeated="5"/>
          <table:table-cell office:value-type="float" office:value="2500">
            <text:p>2500</text:p>
          </table:table-cell>
          <table:table-cell table:style-name="ce12" office:value-type="float" office:value="377.617541">
            <text:p>377,617541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00">
            <text:p>1600</text:p>
          </table:table-cell>
          <table:table-cell office:value-type="float" office:value="69.501131">
            <text:p>69,501131</text:p>
          </table:table-cell>
          <table:table-cell table:style-name="ce8" table:formula="oooc:=LOOKUP([.D15];[$ResumenSEQ.$A$4:.$A$15];[$ResumenSEQ.$B$4:.$B$15])" office:value-type="float" office:value="87.177164">
            <text:p>87,177164</text:p>
          </table:table-cell>
          <table:table-cell table:number-columns-repeated="5"/>
          <table:table-cell office:value-type="float" office:value="2700">
            <text:p>2700</text:p>
          </table:table-cell>
          <table:table-cell table:style-name="ce12" office:value-type="float" office:value="493.714176">
            <text:p>493,714176</text:p>
          </table:table-cell>
          <table:table-cell table:number-columns-repeated="243"/>
        </table:table-row>
        <table:table-row table:style-name="ro2">
          <table:table-cell table:style-name="ce2" table:number-columns-repeated="3"/>
          <table:table-cell table:style-name="ce2" table:formula="oooc:=[.D15]" office:value-type="float" office:value="1600">
            <text:p>1600</text:p>
          </table:table-cell>
          <table:table-cell table:style-name="ce6" table:formula="oooc:=MAX([.E12:.E15])" office:value-type="float" office:value="69.501131">
            <text:p>69,501131</text:p>
          </table:table-cell>
          <table:table-cell table:style-name="ce8" table:formula="oooc:=LOOKUP([.D16];[$ResumenSEQ.$A$4:.$A$15];[$ResumenSEQ.$B$4:.$B$15])" office:value-type="float" office:value="87.177164">
            <text:p>87,177164</text:p>
          </table:table-cell>
          <table:table-cell table:style-name="ce8" table:formula="oooc:=[.F16]/[.E16]" office:value-type="float" office:value="1.25432727130728">
            <text:p>1,254327</text:p>
          </table:table-cell>
          <table:table-cell table:style-name="ce8" table:formula="oooc:=[.B15]*[.E16]-[.F16]" office:value-type="float" office:value="190.82736">
            <text:p>190,827360</text:p>
          </table:table-cell>
          <table:table-cell table:style-name="ce8" table:formula="oooc:=[.G16]/[.B15]" office:value-type="float" office:value="0.313581817826821">
            <text:p>0,313582</text:p>
          </table:table-cell>
          <table:table-cell table:style-name="ce8" table:formula="oooc:=[.B15]*[.E16]" office:value-type="float" office:value="278.004524">
            <text:p>278,004524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222.553395">
            <text:p>222,553395</text:p>
          </table:table-cell>
          <table:table-cell table:style-name="ce8" table:formula="oooc:=LOOKUP([.D17];[$ResumenSEQ.$A$4:.$A$15];[$ResumenSEQ.$B$4:.$B$15])" office:value-type="float" office:value="377.617541">
            <text:p>377,61754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 office:value-type="float" office:value="223.368531">
            <text:p>223,368531</text:p>
          </table:table-cell>
          <table:table-cell table:style-name="ce8" table:formula="oooc:=LOOKUP([.D18];[$ResumenSEQ.$A$4:.$A$15];[$ResumenSEQ.$B$4:.$B$15])" office:value-type="float" office:value="377.617541">
            <text:p>377,61754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23.361123">
            <text:p>223,361123</text:p>
          </table:table-cell>
          <table:table-cell table:style-name="ce8" table:formula="oooc:=LOOKUP([.D19];[$ResumenSEQ.$A$4:.$A$15];[$ResumenSEQ.$B$4:.$B$15])" office:value-type="float" office:value="377.617541">
            <text:p>377,61754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office:value-type="float" office:value="223.40883">
            <text:p>223,408830</text:p>
          </table:table-cell>
          <table:table-cell table:style-name="ce8" table:formula="oooc:=LOOKUP([.D20];[$ResumenSEQ.$A$4:.$A$15];[$ResumenSEQ.$B$4:.$B$15])" office:value-type="float" office:value="377.617541">
            <text:p>377,617541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20]" office:value-type="float" office:value="2500">
            <text:p>2500</text:p>
          </table:table-cell>
          <table:table-cell table:style-name="ce5" table:formula="oooc:=MAX([.E17:.E20])" office:value-type="float" office:value="223.40883">
            <text:p>223,408830</text:p>
          </table:table-cell>
          <table:table-cell table:style-name="ce8" table:formula="oooc:=LOOKUP([.D21];[$ResumenSEQ.$A$4:.$A$15];[$ResumenSEQ.$B$4:.$B$15])" office:value-type="float" office:value="377.617541">
            <text:p>377,617541</text:p>
          </table:table-cell>
          <table:table-cell table:style-name="ce10" table:formula="oooc:=[.F21]/[.E21]" office:value-type="float" office:value="1.69025342910573">
            <text:p>1,690253</text:p>
          </table:table-cell>
          <table:table-cell table:style-name="ce10" table:formula="oooc:=[.B20]*[.E21]-[.F21]" office:value-type="float" office:value="516.017779">
            <text:p>516,017779</text:p>
          </table:table-cell>
          <table:table-cell table:style-name="ce10" table:formula="oooc:=[.G21]/[.B20]" office:value-type="float" office:value="0.422563357276434">
            <text:p>0,422563</text:p>
          </table:table-cell>
          <table:table-cell table:style-name="ce11" table:formula="oooc:=[.B20]*[.E21]" office:value-type="float" office:value="893.63532">
            <text:p>893,635320</text:p>
          </table:table-cell>
          <table:table-cell table:style-name="ce2" table:number-columns-repeated="246"/>
        </table:table-row>
        <table:table-row table:style-name="ro2">
          <table:table-cell table:number-columns-repeated="5"/>
          <table:table-cell table:style-name="ce8"/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2.248138">
            <text:p>2,248138</text:p>
          </table:table-cell>
          <table:table-cell table:style-name="ce8" table:formula="oooc:=LOOKUP([.D23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office:value-type="float" office:value="2.320186">
            <text:p>2,320186</text:p>
          </table:table-cell>
          <table:table-cell table:style-name="ce8" table:formula="oooc:=LOOKUP([.D24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41">
            <text:p>441</text:p>
          </table:table-cell>
          <table:table-cell office:value-type="float" office:value="2.319305">
            <text:p>2,319305</text:p>
          </table:table-cell>
          <table:table-cell table:style-name="ce8" table:formula="oooc:=LOOKUP([.D25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41">
            <text:p>441</text:p>
          </table:table-cell>
          <table:table-cell office:value-type="float" office:value="2.32178">
            <text:p>2,321780</text:p>
          </table:table-cell>
          <table:table-cell table:style-name="ce8" table:formula="oooc:=LOOKUP([.D26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1">
            <text:p>441</text:p>
          </table:table-cell>
          <table:table-cell office:value-type="float" office:value="2.318347">
            <text:p>2,318347</text:p>
          </table:table-cell>
          <table:table-cell table:style-name="ce8" table:formula="oooc:=LOOKUP([.D27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41">
            <text:p>441</text:p>
          </table:table-cell>
          <table:table-cell office:value-type="float" office:value="2.317632">
            <text:p>2,317632</text:p>
          </table:table-cell>
          <table:table-cell table:style-name="ce8" table:formula="oooc:=LOOKUP([.D28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41">
            <text:p>441</text:p>
          </table:table-cell>
          <table:table-cell office:value-type="float" office:value="2.319377">
            <text:p>2,319377</text:p>
          </table:table-cell>
          <table:table-cell table:style-name="ce8" table:formula="oooc:=LOOKUP([.D29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office:value-type="float" office:value="2.312077">
            <text:p>2,312077</text:p>
          </table:table-cell>
          <table:table-cell table:style-name="ce8" table:formula="oooc:=LOOKUP([.D30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1">
            <text:p>441</text:p>
          </table:table-cell>
          <table:table-cell office:value-type="float" office:value="2.323153">
            <text:p>2,323153</text:p>
          </table:table-cell>
          <table:table-cell table:style-name="ce8" table:formula="oooc:=LOOKUP([.D31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31]" office:value-type="float" office:value="441">
            <text:p>441</text:p>
          </table:table-cell>
          <table:table-cell table:style-name="ce5" table:formula="oooc:=MAX([.E28:.E31])" office:value-type="float" office:value="2.323153">
            <text:p>2,323153</text:p>
          </table:table-cell>
          <table:table-cell table:style-name="ce8" table:formula="oooc:=LOOKUP([.D32];[$ResumenSEQ.$A$4:.$A$15];[$ResumenSEQ.$B$4:.$B$15])" office:value-type="float" office:value="1.481121">
            <text:p>1,481121</text:p>
          </table:table-cell>
          <table:table-cell table:style-name="ce10" table:formula="oooc:=[.F32]/[.E32]" office:value-type="float" office:value="0.637547763750386">
            <text:p>0,637548</text:p>
          </table:table-cell>
          <table:table-cell table:style-name="ce10" table:formula="oooc:=[.B31]*[.E32]-[.F32]" office:value-type="float" office:value="19.427256">
            <text:p>19,427256</text:p>
          </table:table-cell>
          <table:table-cell table:style-name="ce10" table:formula="oooc:=[.G32]/[.B31]" office:value-type="float" office:value="0.0708386404167095">
            <text:p>0,070839</text:p>
          </table:table-cell>
          <table:table-cell table:style-name="ce11" table:formula="oooc:=[.B31]*[.E32]" office:value-type="float" office:value="20.908377">
            <text:p>20,908377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13.559687">
            <text:p>13,559687</text:p>
          </table:table-cell>
          <table:table-cell table:style-name="ce8" table:formula="oooc:=LOOKUP([.D33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13.665795">
            <text:p>13,665795</text:p>
          </table:table-cell>
          <table:table-cell table:style-name="ce8" table:formula="oooc:=LOOKUP([.D34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3.662066">
            <text:p>13,662066</text:p>
          </table:table-cell>
          <table:table-cell table:style-name="ce8" table:formula="oooc:=LOOKUP([.D35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3.667549">
            <text:p>13,667549</text:p>
          </table:table-cell>
          <table:table-cell table:style-name="ce8" table:formula="oooc:=LOOKUP([.D36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3.655357">
            <text:p>13,655357</text:p>
          </table:table-cell>
          <table:table-cell table:style-name="ce8" table:formula="oooc:=LOOKUP([.D37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13.663172">
            <text:p>13,663172</text:p>
          </table:table-cell>
          <table:table-cell table:style-name="ce8" table:formula="oooc:=LOOKUP([.D38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13.66601">
            <text:p>13,666010</text:p>
          </table:table-cell>
          <table:table-cell table:style-name="ce8" table:formula="oooc:=LOOKUP([.D39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13.669569">
            <text:p>13,669569</text:p>
          </table:table-cell>
          <table:table-cell table:style-name="ce8" table:formula="oooc:=LOOKUP([.D40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13.677208">
            <text:p>13,677208</text:p>
          </table:table-cell>
          <table:table-cell table:style-name="ce8" table:formula="oooc:=LOOKUP([.D41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41]" office:value-type="float" office:value="900">
            <text:p>900</text:p>
          </table:table-cell>
          <table:table-cell table:style-name="ce5" table:formula="oooc:=MAX([.E38:.E41])" office:value-type="float" office:value="13.677208">
            <text:p>13,677208</text:p>
          </table:table-cell>
          <table:table-cell table:style-name="ce8" table:formula="oooc:=LOOKUP([.D42];[$ResumenSEQ.$A$4:.$A$15];[$ResumenSEQ.$B$4:.$B$15])" office:value-type="float" office:value="16.834036">
            <text:p>16,834036</text:p>
          </table:table-cell>
          <table:table-cell table:style-name="ce10" table:formula="oooc:=[.F42]/[.E42]" office:value-type="float" office:value="1.23080938741299">
            <text:p>1,230809</text:p>
          </table:table-cell>
          <table:table-cell table:style-name="ce10" table:formula="oooc:=[.B41]*[.E42]-[.F42]" office:value-type="float" office:value="106.260836">
            <text:p>106,260836</text:p>
          </table:table-cell>
          <table:table-cell table:style-name="ce10" table:formula="oooc:=[.G42]/[.B41]" office:value-type="float" office:value="0.136756598601443">
            <text:p>0,136757</text:p>
          </table:table-cell>
          <table:table-cell table:style-name="ce11" table:formula="oooc:=[.B41]*[.E42]" office:value-type="float" office:value="123.094872">
            <text:p>123,094872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78.709996">
            <text:p>78,709996</text:p>
          </table:table-cell>
          <table:table-cell table:style-name="ce8" table:formula="oooc:=LOOKUP([.D43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64">
            <text:p>1764</text:p>
          </table:table-cell>
          <table:table-cell office:value-type="float" office:value="79.523653">
            <text:p>79,523653</text:p>
          </table:table-cell>
          <table:table-cell table:style-name="ce8" table:formula="oooc:=LOOKUP([.D44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64">
            <text:p>1764</text:p>
          </table:table-cell>
          <table:table-cell office:value-type="float" office:value="79.520334">
            <text:p>79,520334</text:p>
          </table:table-cell>
          <table:table-cell table:style-name="ce8" table:formula="oooc:=LOOKUP([.D45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64">
            <text:p>1764</text:p>
          </table:table-cell>
          <table:table-cell office:value-type="float" office:value="79.529913">
            <text:p>79,529913</text:p>
          </table:table-cell>
          <table:table-cell table:style-name="ce8" table:formula="oooc:=LOOKUP([.D46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64">
            <text:p>1764</text:p>
          </table:table-cell>
          <table:table-cell office:value-type="float" office:value="79.514061">
            <text:p>79,514061</text:p>
          </table:table-cell>
          <table:table-cell table:style-name="ce8" table:formula="oooc:=LOOKUP([.D47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764">
            <text:p>1764</text:p>
          </table:table-cell>
          <table:table-cell office:value-type="float" office:value="79.536962">
            <text:p>79,536962</text:p>
          </table:table-cell>
          <table:table-cell table:style-name="ce8" table:formula="oooc:=LOOKUP([.D48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64">
            <text:p>1764</text:p>
          </table:table-cell>
          <table:table-cell office:value-type="float" office:value="79.535522">
            <text:p>79,535522</text:p>
          </table:table-cell>
          <table:table-cell table:style-name="ce8" table:formula="oooc:=LOOKUP([.D49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764">
            <text:p>1764</text:p>
          </table:table-cell>
          <table:table-cell office:value-type="float" office:value="79.540072">
            <text:p>79,540072</text:p>
          </table:table-cell>
          <table:table-cell table:style-name="ce8" table:formula="oooc:=LOOKUP([.D50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64">
            <text:p>1764</text:p>
          </table:table-cell>
          <table:table-cell office:value-type="float" office:value="79.545088">
            <text:p>79,545088</text:p>
          </table:table-cell>
          <table:table-cell table:style-name="ce8" table:formula="oooc:=LOOKUP([.D51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51]" office:value-type="float" office:value="1764">
            <text:p>1764</text:p>
          </table:table-cell>
          <table:table-cell table:style-name="ce5" table:formula="oooc:=MAX([.E48:.E51])" office:value-type="float" office:value="79.545088">
            <text:p>79,545088</text:p>
          </table:table-cell>
          <table:table-cell table:style-name="ce8" table:formula="oooc:=LOOKUP([.D52];[$ResumenSEQ.$A$4:.$A$15];[$ResumenSEQ.$B$4:.$B$15])" office:value-type="float" office:value="129.750896">
            <text:p>129,750896</text:p>
          </table:table-cell>
          <table:table-cell table:style-name="ce10" table:formula="oooc:=[.F52]/[.E52]" office:value-type="float" office:value="1.63116163753568">
            <text:p>1,631162</text:p>
          </table:table-cell>
          <table:table-cell table:style-name="ce10" table:formula="oooc:=[.B51]*[.E52]-[.F52]" office:value-type="float" office:value="586.154896">
            <text:p>586,154896</text:p>
          </table:table-cell>
          <table:table-cell table:style-name="ce10" table:formula="oooc:=[.G52]/[.B51]" office:value-type="float" office:value="0.181240181948409">
            <text:p>0,181240</text:p>
          </table:table-cell>
          <table:table-cell table:style-name="ce11" table:formula="oooc:=[.B51]*[.E52]" office:value-type="float" office:value="715.905792">
            <text:p>715,905792</text:p>
          </table:table-cell>
          <table:table-cell table:style-name="ce2" table:number-columns-repeated="246"/>
        </table:table-row>
        <table:table-row table:style-name="ro2">
          <table:table-cell table:style-name="ce2" table:number-columns-repeated="4"/>
          <table:table-cell table:style-name="ce5"/>
          <table:table-cell table:style-name="ce8"/>
          <table:table-cell table:style-name="ce10" table:number-columns-repeated="3"/>
          <table:table-cell table:style-name="ce11"/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.810834">
            <text:p>1,810834</text:p>
          </table:table-cell>
          <table:table-cell table:style-name="ce8" table:formula="oooc:=LOOKUP([.D54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1.843103">
            <text:p>1,843103</text:p>
          </table:table-cell>
          <table:table-cell table:style-name="ce8" table:formula="oooc:=LOOKUP([.D55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1.788418">
            <text:p>1,788418</text:p>
          </table:table-cell>
          <table:table-cell table:style-name="ce8" table:formula="oooc:=LOOKUP([.D56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.858795">
            <text:p>1,858795</text:p>
          </table:table-cell>
          <table:table-cell table:style-name="ce8" table:formula="oooc:=LOOKUP([.D57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1.812432">
            <text:p>1,812432</text:p>
          </table:table-cell>
          <table:table-cell table:style-name="ce8" table:formula="oooc:=LOOKUP([.D58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1.827196">
            <text:p>1,827196</text:p>
          </table:table-cell>
          <table:table-cell table:style-name="ce8" table:formula="oooc:=LOOKUP([.D59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1.852817">
            <text:p>1,852817</text:p>
          </table:table-cell>
          <table:table-cell table:style-name="ce8" table:formula="oooc:=LOOKUP([.D60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.851675">
            <text:p>1,851675</text:p>
          </table:table-cell>
          <table:table-cell table:style-name="ce8" table:formula="oooc:=LOOKUP([.D61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.829634">
            <text:p>1,829634</text:p>
          </table:table-cell>
          <table:table-cell table:style-name="ce8" table:formula="oooc:=LOOKUP([.D62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.858149">
            <text:p>1,858149</text:p>
          </table:table-cell>
          <table:table-cell table:style-name="ce8" table:formula="oooc:=LOOKUP([.D63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office:value-type="float" office:value="1.857441">
            <text:p>1,857441</text:p>
          </table:table-cell>
          <table:table-cell table:style-name="ce8" table:formula="oooc:=LOOKUP([.D64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00">
            <text:p>400</text:p>
          </table:table-cell>
          <table:table-cell office:value-type="float" office:value="1.829233">
            <text:p>1,829233</text:p>
          </table:table-cell>
          <table:table-cell table:style-name="ce8" table:formula="oooc:=LOOKUP([.D65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float" office:value="1.845537">
            <text:p>1,845537</text:p>
          </table:table-cell>
          <table:table-cell table:style-name="ce8" table:formula="oooc:=LOOKUP([.D66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1.85763">
            <text:p>1,857630</text:p>
          </table:table-cell>
          <table:table-cell table:style-name="ce8" table:formula="oooc:=LOOKUP([.D67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float" office:value="1.831152">
            <text:p>1,831152</text:p>
          </table:table-cell>
          <table:table-cell table:style-name="ce8" table:formula="oooc:=LOOKUP([.D68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1.829094">
            <text:p>1,829094</text:p>
          </table:table-cell>
          <table:table-cell table:style-name="ce8" table:formula="oooc:=LOOKUP([.D69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69]" office:value-type="float" office:value="400">
            <text:p>400</text:p>
          </table:table-cell>
          <table:table-cell table:style-name="ce5" table:formula="oooc:=MAX([.E66:.E69])" office:value-type="float" office:value="1.85763">
            <text:p>1,857630</text:p>
          </table:table-cell>
          <table:table-cell table:style-name="ce8" table:formula="oooc:=LOOKUP([.D70];[$ResumenSEQ.$A$4:.$A$15];[$ResumenSEQ.$B$4:.$B$15])" office:value-type="float" office:value="1.072668">
            <text:p>1,072668</text:p>
          </table:table-cell>
          <table:table-cell table:style-name="ce10" table:formula="oooc:=[.F70]/[.E70]" office:value-type="float" office:value="0.577438994848274">
            <text:p>0,577439</text:p>
          </table:table-cell>
          <table:table-cell table:style-name="ce10" table:formula="oooc:=[.B69]*[.E70]-[.F70]" office:value-type="float" office:value="28.649412">
            <text:p>28,649412</text:p>
          </table:table-cell>
          <table:table-cell table:style-name="ce10" table:formula="oooc:=[.G70]/[.B69]" office:value-type="float" office:value="0.0360899371780172">
            <text:p>0,036090</text:p>
          </table:table-cell>
          <table:table-cell table:style-name="ce11" table:formula="oooc:=[.B69]*[.E70]" office:value-type="float" office:value="29.72208">
            <text:p>29,722080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20.88116">
            <text:p>20,881160</text:p>
          </table:table-cell>
          <table:table-cell table:style-name="ce8" table:formula="oooc:=LOOKUP([.D71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1.154366">
            <text:p>21,154366</text:p>
          </table:table-cell>
          <table:table-cell table:style-name="ce8" table:formula="oooc:=LOOKUP([.D72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21.135944">
            <text:p>21,135944</text:p>
          </table:table-cell>
          <table:table-cell table:style-name="ce8" table:formula="oooc:=LOOKUP([.D73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1.156646">
            <text:p>21,156646</text:p>
          </table:table-cell>
          <table:table-cell table:style-name="ce8" table:formula="oooc:=LOOKUP([.D74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21.153974">
            <text:p>21,153974</text:p>
          </table:table-cell>
          <table:table-cell table:style-name="ce8" table:formula="oooc:=LOOKUP([.D75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21.141696">
            <text:p>21,141696</text:p>
          </table:table-cell>
          <table:table-cell table:style-name="ce8" table:formula="oooc:=LOOKUP([.D76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21.155491">
            <text:p>21,155491</text:p>
          </table:table-cell>
          <table:table-cell table:style-name="ce8" table:formula="oooc:=LOOKUP([.D77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1.149097">
            <text:p>21,149097</text:p>
          </table:table-cell>
          <table:table-cell table:style-name="ce8" table:formula="oooc:=LOOKUP([.D78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1.166033">
            <text:p>21,166033</text:p>
          </table:table-cell>
          <table:table-cell table:style-name="ce8" table:formula="oooc:=LOOKUP([.D79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21.167038">
            <text:p>21,167038</text:p>
          </table:table-cell>
          <table:table-cell table:style-name="ce8" table:formula="oooc:=LOOKUP([.D80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1.165266">
            <text:p>21,165266</text:p>
          </table:table-cell>
          <table:table-cell table:style-name="ce8" table:formula="oooc:=LOOKUP([.D81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21.141815">
            <text:p>21,141815</text:p>
          </table:table-cell>
          <table:table-cell table:style-name="ce8" table:formula="oooc:=LOOKUP([.D82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24">
            <text:p>1024</text:p>
          </table:table-cell>
          <table:table-cell office:value-type="float" office:value="21.127156">
            <text:p>21,127156</text:p>
          </table:table-cell>
          <table:table-cell table:style-name="ce8" table:formula="oooc:=LOOKUP([.D83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24">
            <text:p>1024</text:p>
          </table:table-cell>
          <table:table-cell office:value-type="float" office:value="21.15396">
            <text:p>21,153960</text:p>
          </table:table-cell>
          <table:table-cell table:style-name="ce8" table:formula="oooc:=LOOKUP([.D84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21.155988">
            <text:p>21,155988</text:p>
          </table:table-cell>
          <table:table-cell table:style-name="ce8" table:formula="oooc:=LOOKUP([.D85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24">
            <text:p>1024</text:p>
          </table:table-cell>
          <table:table-cell office:value-type="float" office:value="21.143653">
            <text:p>21,143653</text:p>
          </table:table-cell>
          <table:table-cell table:style-name="ce8" table:formula="oooc:=LOOKUP([.D86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86]" office:value-type="float" office:value="1024">
            <text:p>1024</text:p>
          </table:table-cell>
          <table:table-cell table:style-name="ce5" table:formula="oooc:=MAX([.E83:.E86])" office:value-type="float" office:value="21.155988">
            <text:p>21,155988</text:p>
          </table:table-cell>
          <table:table-cell table:style-name="ce8" table:formula="oooc:=LOOKUP([.D87];[$ResumenSEQ.$A$4:.$A$15];[$ResumenSEQ.$B$4:.$B$15])" office:value-type="float" office:value="78.696513">
            <text:p>78,696513</text:p>
          </table:table-cell>
          <table:table-cell table:style-name="ce10" table:formula="oooc:=[.F87]/[.E87]" office:value-type="float" office:value="3.71982216098818">
            <text:p>3,719822</text:p>
          </table:table-cell>
          <table:table-cell table:style-name="ce10" table:formula="oooc:=[.B86]*[.E87]-[.F87]" office:value-type="float" office:value="259.799295">
            <text:p>259,799295</text:p>
          </table:table-cell>
          <table:table-cell table:style-name="ce10" table:formula="oooc:=[.G87]/[.B86]" office:value-type="float" office:value="0.232488885061761">
            <text:p>0,232489</text:p>
          </table:table-cell>
          <table:table-cell table:style-name="ce11" table:formula="oooc:=[.B86]*[.E87]" office:value-type="float" office:value="338.495808">
            <text:p>338,495808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68.297594">
            <text:p>68,297594</text:p>
          </table:table-cell>
          <table:table-cell table:style-name="ce8" table:formula="oooc:=LOOKUP([.D88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69.038873">
            <text:p>69,038873</text:p>
          </table:table-cell>
          <table:table-cell table:style-name="ce8" table:formula="oooc:=LOOKUP([.D89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office:value-type="float" office:value="69.036951">
            <text:p>69,036951</text:p>
          </table:table-cell>
          <table:table-cell table:style-name="ce8" table:formula="oooc:=LOOKUP([.D90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00">
            <text:p>1600</text:p>
          </table:table-cell>
          <table:table-cell office:value-type="float" office:value="69.042726">
            <text:p>69,042726</text:p>
          </table:table-cell>
          <table:table-cell table:style-name="ce8" table:formula="oooc:=LOOKUP([.D91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69.025331">
            <text:p>69,025331</text:p>
          </table:table-cell>
          <table:table-cell table:style-name="ce8" table:formula="oooc:=LOOKUP([.D92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00">
            <text:p>1600</text:p>
          </table:table-cell>
          <table:table-cell office:value-type="float" office:value="69.040865">
            <text:p>69,040865</text:p>
          </table:table-cell>
          <table:table-cell table:style-name="ce8" table:formula="oooc:=LOOKUP([.D93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00">
            <text:p>1600</text:p>
          </table:table-cell>
          <table:table-cell office:value-type="float" office:value="69.03127">
            <text:p>69,031270</text:p>
          </table:table-cell>
          <table:table-cell table:style-name="ce8" table:formula="oooc:=LOOKUP([.D94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69.038152">
            <text:p>69,038152</text:p>
          </table:table-cell>
          <table:table-cell table:style-name="ce8" table:formula="oooc:=LOOKUP([.D95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69.026909">
            <text:p>69,026909</text:p>
          </table:table-cell>
          <table:table-cell table:style-name="ce8" table:formula="oooc:=LOOKUP([.D96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69.034483">
            <text:p>69,034483</text:p>
          </table:table-cell>
          <table:table-cell table:style-name="ce8" table:formula="oooc:=LOOKUP([.D97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00">
            <text:p>1600</text:p>
          </table:table-cell>
          <table:table-cell office:value-type="float" office:value="69.038816">
            <text:p>69,038816</text:p>
          </table:table-cell>
          <table:table-cell table:style-name="ce8" table:formula="oooc:=LOOKUP([.D98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00">
            <text:p>1600</text:p>
          </table:table-cell>
          <table:table-cell office:value-type="float" office:value="69.02259">
            <text:p>69,022590</text:p>
          </table:table-cell>
          <table:table-cell table:style-name="ce8" table:formula="oooc:=LOOKUP([.D99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600">
            <text:p>1600</text:p>
          </table:table-cell>
          <table:table-cell office:value-type="float" office:value="69.040188">
            <text:p>69,040188</text:p>
          </table:table-cell>
          <table:table-cell table:style-name="ce8" table:formula="oooc:=LOOKUP([.D100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00">
            <text:p>1600</text:p>
          </table:table-cell>
          <table:table-cell office:value-type="float" office:value="69.025197">
            <text:p>69,025197</text:p>
          </table:table-cell>
          <table:table-cell table:style-name="ce8" table:formula="oooc:=LOOKUP([.D101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00">
            <text:p>1600</text:p>
          </table:table-cell>
          <table:table-cell office:value-type="float" office:value="69.051069">
            <text:p>69,051069</text:p>
          </table:table-cell>
          <table:table-cell table:style-name="ce8" table:formula="oooc:=LOOKUP([.D102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00">
            <text:p>1600</text:p>
          </table:table-cell>
          <table:table-cell office:value-type="float" office:value="69.028402">
            <text:p>69,028402</text:p>
          </table:table-cell>
          <table:table-cell table:style-name="ce8" table:formula="oooc:=LOOKUP([.D103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103]" office:value-type="float" office:value="1600">
            <text:p>1600</text:p>
          </table:table-cell>
          <table:table-cell table:style-name="ce5" table:formula="oooc:=MAX([.E100:.E103])" office:value-type="float" office:value="69.051069">
            <text:p>69,051069</text:p>
          </table:table-cell>
          <table:table-cell table:style-name="ce8" table:formula="oooc:=LOOKUP([.D104];[$ResumenSEQ.$A$4:.$A$15];[$ResumenSEQ.$B$4:.$B$15])" office:value-type="float" office:value="87.177164">
            <text:p>87,177164</text:p>
          </table:table-cell>
          <table:table-cell table:style-name="ce10" table:formula="oooc:=[.F104]/[.E104]" office:value-type="float" office:value="1.26250274271641">
            <text:p>1,262503</text:p>
          </table:table-cell>
          <table:table-cell table:style-name="ce10" table:formula="oooc:=[.B103]*[.E104]-[.F104]" office:value-type="float" office:value="1017.63994">
            <text:p>1017,639940</text:p>
          </table:table-cell>
          <table:table-cell table:style-name="ce10" table:formula="oooc:=[.G104]/[.B103]" office:value-type="float" office:value="0.0789064214197756">
            <text:p>0,078906</text:p>
          </table:table-cell>
          <table:table-cell table:style-name="ce11" table:formula="oooc:=[.B103]*[.E104]" office:value-type="float" office:value="1104.817104">
            <text:p>1104,817104</text:p>
          </table:table-cell>
          <table:table-cell table:style-name="ce2" table:number-columns-repeated="246"/>
        </table:table-row>
        <table:table-row table:style-name="ro2" table:number-rows-repeated="654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esumenSEQ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"/>
        <table:table-column table:style-name="co10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2">
          <table:table-cell table:style-name="ce1" office:value-type="string">
            <text:p>Tabla Secuencial</text:p>
          </table:table-cell>
          <table:table-cell table:style-name="Default"/>
          <table:table-cell table:style-name="ce1"/>
          <table:table-cell table:style-name="ce3"/>
          <table:table-cell table:style-name="ce7" table:number-columns-repeated="5"/>
        </table:table-row>
        <table:table-row table:style-name="ro2" table:number-rows-repeated="2">
          <table:table-cell/>
          <table:table-cell table:style-name="Default"/>
          <table:table-cell/>
          <table:table-cell table:style-name="ce4"/>
          <table:table-cell table:style-name="ce9" table:number-columns-repeated="5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.072668">
            <text:p>1,072668</text:p>
          </table:table-cell>
          <table:table-cell/>
          <table:table-cell table:style-name="ce4"/>
          <table:table-cell table:style-name="ce9" table:number-columns-repeated="5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4.490281">
            <text:p>4,490281</text:p>
          </table:table-cell>
          <table:table-cell/>
          <table:table-cell table:style-name="ce4"/>
          <table:table-cell table:style-name="ce9" table:number-columns-repeated="5"/>
        </table:table-row>
        <table:table-row table:style-name="ro2">
          <table:table-cell table:style-name="ce2" office:value-type="float" office:value="441">
            <text:p>441</text:p>
          </table:table-cell>
          <table:table-cell table:style-name="ce13" office:value-type="float" office:value="1.481121">
            <text:p>1,481121</text:p>
          </table:table-cell>
          <table:table-cell table:number-columns-repeated="7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16.834036">
            <text:p>16,834036</text:p>
          </table:table-cell>
          <table:table-cell table:number-columns-repeated="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78.696513">
            <text:p>78,696513</text:p>
          </table:table-cell>
          <table:table-cell table:number-columns-repeated="7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40.568663">
            <text:p>40,568663</text:p>
          </table:table-cell>
          <table:table-cell table:number-columns-repeated="7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79.523625">
            <text:p>79,523625</text:p>
          </table:table-cell>
          <table:table-cell table:number-columns-repeated="7"/>
        </table:table-row>
        <table:table-row table:style-name="ro2">
          <table:table-cell table:style-name="ce2" office:value-type="float" office:value="1600">
            <text:p>1600</text:p>
          </table:table-cell>
          <table:table-cell table:style-name="ce13" office:value-type="float" office:value="87.177164">
            <text:p>87,177164</text:p>
          </table:table-cell>
          <table:table-cell table:number-columns-repeated="7"/>
        </table:table-row>
        <table:table-row table:style-name="ro2">
          <table:table-cell office:value-type="float" office:value="1764">
            <text:p>1764</text:p>
          </table:table-cell>
          <table:table-cell office:value-type="float" office:value="129.750896">
            <text:p>129,750896</text:p>
          </table:table-cell>
          <table:table-cell table:number-columns-repeated="7"/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137.513935">
            <text:p>137,513935</text:p>
          </table:table-cell>
          <table:table-cell table:number-columns-repeated="7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377.617541">
            <text:p>377,617541</text:p>
          </table:table-cell>
          <table:table-cell table:number-columns-repeated="7"/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493.714176">
            <text:p>493,714176</text:p>
          </table:table-cell>
          <table:table-cell table:number-columns-repeated="7"/>
        </table:table-row>
      </table:table>
      <table:table table:name="ResumenTot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7" table:number-columns-repeated="2" table:default-cell-style-name="ce9"/>
        <table:table-column table:style-name="co8" table:default-cell-style-name="ce9"/>
        <table:table-column table:style-name="co7" table:number-columns-repeated="2" table:default-cell-style-name="ce9"/>
        <table:table-column table:style-name="co9" table:default-cell-style-name="Default"/>
        <table:table-column table:style-name="co10" table:number-columns-repeated="245" table:default-cell-style-name="Default"/>
        <table:table-row table:style-name="ro1">
          <table:table-cell table:style-name="ce1" office:value-type="string">
            <text:p>IdAlg</text:p>
          </table:table-cell>
          <table:table-cell table:style-name="ce1" office:value-type="string">
            <text:p>Procesos</text:p>
          </table:table-cell>
          <table:table-cell table:style-name="ce1" office:value-type="string">
            <text:p>Prank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Tiempo</text:p>
          </table:table-cell>
          <table:table-cell table:style-name="ce7" office:value-type="string">
            <text:p>Tiempo Seq,</text:p>
          </table:table-cell>
          <table:table-cell table:style-name="ce7" office:value-type="string">
            <text:p>Aceleración</text:p>
          </table:table-cell>
          <table:table-cell table:style-name="ce7" office:value-type="string">
            <text:p><text:span text:style-name="T1">Overhead</text:span></text:p>
          </table:table-cell>
          <table:table-cell table:style-name="ce7" office:value-type="string">
            <text:p>Eficiencia</text:p>
          </table:table-cell>
          <table:table-cell table:style-name="ce7" office:value-type="string">
            <text:p>Costo</text:p>
          </table:table-cell>
          <table:table-cell/>
          <table:table-cell table:style-name="ce1" office:value-type="string">
            <text:p>Tabla Secuencial</text:p>
          </table:table-cell>
          <table:table-cell table:number-columns-repeated="244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.060555">
            <text:p>2,060555</text:p>
          </table:table-cell>
          <table:table-cell table:style-name="ce8" table:formula="oooc:=LOOKUP([.D2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2.08279">
            <text:p>2,082790</text:p>
          </table:table-cell>
          <table:table-cell table:style-name="ce8" table:formula="oooc:=LOOKUP([.D3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.082219">
            <text:p>2,082219</text:p>
          </table:table-cell>
          <table:table-cell table:style-name="ce8" table:formula="oooc:=LOOKUP([.D4];[$ResumenSEQ.$A$4:.$A$15];[$ResumenSEQ.$B$4:.$B$15])" office:value-type="float" office:value="1.072668">
            <text:p>1,072668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12" office:value-type="float" office:value="1.072668">
            <text:p>1,072668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.084594">
            <text:p>2,084594</text:p>
          </table:table-cell>
          <table:table-cell table:style-name="ce8" table:formula="oooc:=LOOKUP([.D5];[$ResumenSEQ.$A$4:.$A$15];[$ResumenSEQ.$B$4:.$B$15])" office:value-type="float" office:value="1.072668">
            <text:p>1,072668</text:p>
          </table:table-cell>
          <table:table-cell table:number-columns-repeated="5"/>
          <table:table-cell office:value-type="float" office:value="600">
            <text:p>600</text:p>
          </table:table-cell>
          <table:table-cell table:style-name="ce12" office:value-type="float" office:value="4.490281">
            <text:p>4,490281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15.657856">
            <text:p>15,657856</text:p>
          </table:table-cell>
          <table:table-cell table:style-name="ce8" table:formula="oooc:=LOOKUP([.D6];[$ResumenSEQ.$A$4:.$A$15];[$ResumenSEQ.$B$4:.$B$15])" office:value-type="float" office:value="16.834036">
            <text:p>16,834036</text:p>
          </table:table-cell>
          <table:table-cell table:number-columns-repeated="5"/>
          <table:table-cell office:value-type="float" office:value="900">
            <text:p>900</text:p>
          </table:table-cell>
          <table:table-cell table:style-name="ce12" office:value-type="float" office:value="16.834036">
            <text:p>16,834036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15.761633">
            <text:p>15,761633</text:p>
          </table:table-cell>
          <table:table-cell table:style-name="ce8" table:formula="oooc:=LOOKUP([.D7];[$ResumenSEQ.$A$4:.$A$15];[$ResumenSEQ.$B$4:.$B$15])" office:value-type="float" office:value="16.834036">
            <text:p>16,834036</text:p>
          </table:table-cell>
          <table:table-cell table:number-columns-repeated="5"/>
          <table:table-cell office:value-type="float" office:value="1024">
            <text:p>1024</text:p>
          </table:table-cell>
          <table:table-cell table:style-name="ce12" office:value-type="float" office:value="78.696513">
            <text:p>78,696513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5.76089">
            <text:p>15,760890</text:p>
          </table:table-cell>
          <table:table-cell table:style-name="ce8" table:formula="oooc:=LOOKUP([.D8];[$ResumenSEQ.$A$4:.$A$15];[$ResumenSEQ.$B$4:.$B$15])" office:value-type="float" office:value="16.834036">
            <text:p>16,834036</text:p>
          </table:table-cell>
          <table:table-cell table:number-columns-repeated="5"/>
          <table:table-cell office:value-type="float" office:value="1200">
            <text:p>1200</text:p>
          </table:table-cell>
          <table:table-cell table:style-name="ce12" office:value-type="float" office:value="40.568663">
            <text:p>40,568663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5.772819">
            <text:p>15,772819</text:p>
          </table:table-cell>
          <table:table-cell table:style-name="ce8" table:formula="oooc:=LOOKUP([.D9];[$ResumenSEQ.$A$4:.$A$15];[$ResumenSEQ.$B$4:.$B$15])" office:value-type="float" office:value="16.834036">
            <text:p>16,834036</text:p>
          </table:table-cell>
          <table:table-cell table:number-columns-repeated="5"/>
          <table:table-cell office:value-type="float" office:value="1500">
            <text:p>1500</text:p>
          </table:table-cell>
          <table:table-cell table:style-name="ce12" office:value-type="float" office:value="79.523625">
            <text:p>79,523625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69.15259">
            <text:p>69,152590</text:p>
          </table:table-cell>
          <table:table-cell table:style-name="ce8" table:formula="oooc:=LOOKUP([.D10];[$ResumenSEQ.$A$4:.$A$15];[$ResumenSEQ.$B$4:.$B$15])" office:value-type="float" office:value="87.177164">
            <text:p>87,177164</text:p>
          </table:table-cell>
          <table:table-cell table:number-columns-repeated="5"/>
          <table:table-cell office:value-type="float" office:value="1764">
            <text:p>1764</text:p>
          </table:table-cell>
          <table:table-cell table:style-name="ce12" office:value-type="float" office:value="129.750896">
            <text:p>129,750896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69.471317">
            <text:p>69,471317</text:p>
          </table:table-cell>
          <table:table-cell table:style-name="ce8" table:formula="oooc:=LOOKUP([.D11];[$ResumenSEQ.$A$4:.$A$15];[$ResumenSEQ.$B$4:.$B$15])" office:value-type="float" office:value="87.177164">
            <text:p>87,177164</text:p>
          </table:table-cell>
          <table:table-cell table:number-columns-repeated="5"/>
          <table:table-cell office:value-type="float" office:value="1800">
            <text:p>1800</text:p>
          </table:table-cell>
          <table:table-cell table:style-name="ce12" office:value-type="float" office:value="137.513935">
            <text:p>137,513935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office:value-type="float" office:value="69.469678">
            <text:p>69,469678</text:p>
          </table:table-cell>
          <table:table-cell table:style-name="ce8" table:formula="oooc:=LOOKUP([.D12];[$ResumenSEQ.$A$4:.$A$15];[$ResumenSEQ.$B$4:.$B$15])" office:value-type="float" office:value="87.177164">
            <text:p>87,177164</text:p>
          </table:table-cell>
          <table:table-cell table:number-columns-repeated="5"/>
          <table:table-cell office:value-type="float" office:value="2500">
            <text:p>2500</text:p>
          </table:table-cell>
          <table:table-cell table:style-name="ce12" office:value-type="float" office:value="377.617541">
            <text:p>377,617541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00">
            <text:p>1600</text:p>
          </table:table-cell>
          <table:table-cell office:value-type="float" office:value="69.501131">
            <text:p>69,501131</text:p>
          </table:table-cell>
          <table:table-cell table:style-name="ce8" table:formula="oooc:=LOOKUP([.D13];[$ResumenSEQ.$A$4:.$A$15];[$ResumenSEQ.$B$4:.$B$15])" office:value-type="float" office:value="87.177164">
            <text:p>87,177164</text:p>
          </table:table-cell>
          <table:table-cell table:number-columns-repeated="5"/>
          <table:table-cell office:value-type="float" office:value="2700">
            <text:p>2700</text:p>
          </table:table-cell>
          <table:table-cell table:style-name="ce12" office:value-type="float" office:value="493.714176">
            <text:p>493,714176</text:p>
          </table:table-cell>
          <table:table-cell table:number-columns-repeated="243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222.553395">
            <text:p>222,553395</text:p>
          </table:table-cell>
          <table:table-cell table:style-name="ce8" table:formula="oooc:=LOOKUP([.D14];[$ResumenSEQ.$A$4:.$A$15];[$ResumenSEQ.$B$4:.$B$15])" office:value-type="float" office:value="377.617541">
            <text:p>377,61754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 office:value-type="float" office:value="223.368531">
            <text:p>223,368531</text:p>
          </table:table-cell>
          <table:table-cell table:style-name="ce8" table:formula="oooc:=LOOKUP([.D15];[$ResumenSEQ.$A$4:.$A$15];[$ResumenSEQ.$B$4:.$B$15])" office:value-type="float" office:value="377.617541">
            <text:p>377,61754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23.361123">
            <text:p>223,361123</text:p>
          </table:table-cell>
          <table:table-cell table:style-name="ce8" table:formula="oooc:=LOOKUP([.D16];[$ResumenSEQ.$A$4:.$A$15];[$ResumenSEQ.$B$4:.$B$15])" office:value-type="float" office:value="377.617541">
            <text:p>377,61754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office:value-type="float" office:value="223.40883">
            <text:p>223,408830</text:p>
          </table:table-cell>
          <table:table-cell table:style-name="ce8" table:formula="oooc:=LOOKUP([.D17];[$ResumenSEQ.$A$4:.$A$15];[$ResumenSEQ.$B$4:.$B$15])" office:value-type="float" office:value="377.617541">
            <text:p>377,617541</text:p>
          </table:table-cell>
          <table:table-cell table:number-columns-repeated="250"/>
        </table:table-row>
        <table:table-row table:style-name="ro2">
          <table:table-cell table:number-columns-repeated="3"/>
          <table:table-cell/>
          <table:table-cell/>
          <table:table-cell table:style-name="ce8" table:formula="oooc:=LOOKUP([.D18];[$ResumenSEQ.$A$4:.$A$15];[$ResumenSEQ.$B$4:.$B$15])" office:value-type="float" office:value="0">
            <text:p>#N/A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2.248138">
            <text:p>2,248138</text:p>
          </table:table-cell>
          <table:table-cell table:style-name="ce8" table:formula="oooc:=LOOKUP([.D19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office:value-type="float" office:value="2.320186">
            <text:p>2,320186</text:p>
          </table:table-cell>
          <table:table-cell table:style-name="ce8" table:formula="oooc:=LOOKUP([.D20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41">
            <text:p>441</text:p>
          </table:table-cell>
          <table:table-cell office:value-type="float" office:value="2.319305">
            <text:p>2,319305</text:p>
          </table:table-cell>
          <table:table-cell table:style-name="ce8" table:formula="oooc:=LOOKUP([.D21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41">
            <text:p>441</text:p>
          </table:table-cell>
          <table:table-cell office:value-type="float" office:value="2.32178">
            <text:p>2,321780</text:p>
          </table:table-cell>
          <table:table-cell table:style-name="ce8" table:formula="oooc:=LOOKUP([.D22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1">
            <text:p>441</text:p>
          </table:table-cell>
          <table:table-cell office:value-type="float" office:value="2.318347">
            <text:p>2,318347</text:p>
          </table:table-cell>
          <table:table-cell table:style-name="ce8" table:formula="oooc:=LOOKUP([.D23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41">
            <text:p>441</text:p>
          </table:table-cell>
          <table:table-cell office:value-type="float" office:value="2.317632">
            <text:p>2,317632</text:p>
          </table:table-cell>
          <table:table-cell table:style-name="ce8" table:formula="oooc:=LOOKUP([.D24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41">
            <text:p>441</text:p>
          </table:table-cell>
          <table:table-cell office:value-type="float" office:value="2.319377">
            <text:p>2,319377</text:p>
          </table:table-cell>
          <table:table-cell table:style-name="ce8" table:formula="oooc:=LOOKUP([.D25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office:value-type="float" office:value="2.312077">
            <text:p>2,312077</text:p>
          </table:table-cell>
          <table:table-cell table:style-name="ce8" table:formula="oooc:=LOOKUP([.D26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1">
            <text:p>441</text:p>
          </table:table-cell>
          <table:table-cell office:value-type="float" office:value="2.323153">
            <text:p>2,323153</text:p>
          </table:table-cell>
          <table:table-cell table:style-name="ce8" table:formula="oooc:=LOOKUP([.D27];[$ResumenSEQ.$A$4:.$A$15];[$ResumenSEQ.$B$4:.$B$15])" office:value-type="float" office:value="1.481121">
            <text:p>1,481121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27]" office:value-type="float" office:value="441">
            <text:p>441</text:p>
          </table:table-cell>
          <table:table-cell table:style-name="ce5" table:formula="oooc:=MAX([.E24:.E27])" office:value-type="float" office:value="2.323153">
            <text:p>2,323153</text:p>
          </table:table-cell>
          <table:table-cell table:style-name="ce8" table:formula="oooc:=LOOKUP([.D28];[$ResumenSEQ.$A$4:.$A$15];[$ResumenSEQ.$B$4:.$B$15])" office:value-type="float" office:value="1.481121">
            <text:p>1,481121</text:p>
          </table:table-cell>
          <table:table-cell table:style-name="ce10" table:formula="oooc:=[.F28]/[.E28]" office:value-type="float" office:value="0.637547763750386">
            <text:p>0,637548</text:p>
          </table:table-cell>
          <table:table-cell table:style-name="ce10" table:formula="oooc:=[.B27]*[.E28]-[.F28]" office:value-type="float" office:value="19.427256">
            <text:p>19,427256</text:p>
          </table:table-cell>
          <table:table-cell table:style-name="ce10" table:formula="oooc:=[.G28]/[.B27]" office:value-type="float" office:value="0.0708386404167095">
            <text:p>0,070839</text:p>
          </table:table-cell>
          <table:table-cell table:style-name="ce11" table:formula="oooc:=[.B27]*[.E28]" office:value-type="float" office:value="20.908377">
            <text:p>20,908377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13.559687">
            <text:p>13,559687</text:p>
          </table:table-cell>
          <table:table-cell table:style-name="ce8" table:formula="oooc:=LOOKUP([.D29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13.665795">
            <text:p>13,665795</text:p>
          </table:table-cell>
          <table:table-cell table:style-name="ce8" table:formula="oooc:=LOOKUP([.D30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3.662066">
            <text:p>13,662066</text:p>
          </table:table-cell>
          <table:table-cell table:style-name="ce8" table:formula="oooc:=LOOKUP([.D31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3.667549">
            <text:p>13,667549</text:p>
          </table:table-cell>
          <table:table-cell table:style-name="ce8" table:formula="oooc:=LOOKUP([.D32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3.655357">
            <text:p>13,655357</text:p>
          </table:table-cell>
          <table:table-cell table:style-name="ce8" table:formula="oooc:=LOOKUP([.D33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13.663172">
            <text:p>13,663172</text:p>
          </table:table-cell>
          <table:table-cell table:style-name="ce8" table:formula="oooc:=LOOKUP([.D34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13.66601">
            <text:p>13,666010</text:p>
          </table:table-cell>
          <table:table-cell table:style-name="ce8" table:formula="oooc:=LOOKUP([.D35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13.669569">
            <text:p>13,669569</text:p>
          </table:table-cell>
          <table:table-cell table:style-name="ce8" table:formula="oooc:=LOOKUP([.D36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13.677208">
            <text:p>13,677208</text:p>
          </table:table-cell>
          <table:table-cell table:style-name="ce8" table:formula="oooc:=LOOKUP([.D37];[$ResumenSEQ.$A$4:.$A$15];[$ResumenSEQ.$B$4:.$B$15])" office:value-type="float" office:value="16.834036">
            <text:p>16,834036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37]" office:value-type="float" office:value="900">
            <text:p>900</text:p>
          </table:table-cell>
          <table:table-cell table:style-name="ce5" table:formula="oooc:=MAX([.E34:.E37])" office:value-type="float" office:value="13.677208">
            <text:p>13,677208</text:p>
          </table:table-cell>
          <table:table-cell table:style-name="ce8" table:formula="oooc:=LOOKUP([.D38];[$ResumenSEQ.$A$4:.$A$15];[$ResumenSEQ.$B$4:.$B$15])" office:value-type="float" office:value="16.834036">
            <text:p>16,834036</text:p>
          </table:table-cell>
          <table:table-cell table:style-name="ce10" table:formula="oooc:=[.F38]/[.E38]" office:value-type="float" office:value="1.23080938741299">
            <text:p>1,230809</text:p>
          </table:table-cell>
          <table:table-cell table:style-name="ce10" table:formula="oooc:=[.B37]*[.E38]-[.F38]" office:value-type="float" office:value="106.260836">
            <text:p>106,260836</text:p>
          </table:table-cell>
          <table:table-cell table:style-name="ce10" table:formula="oooc:=[.G38]/[.B37]" office:value-type="float" office:value="0.136756598601443">
            <text:p>0,136757</text:p>
          </table:table-cell>
          <table:table-cell table:style-name="ce11" table:formula="oooc:=[.B37]*[.E38]" office:value-type="float" office:value="123.094872">
            <text:p>123,094872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78.709996">
            <text:p>78,709996</text:p>
          </table:table-cell>
          <table:table-cell table:style-name="ce8" table:formula="oooc:=LOOKUP([.D39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64">
            <text:p>1764</text:p>
          </table:table-cell>
          <table:table-cell office:value-type="float" office:value="79.523653">
            <text:p>79,523653</text:p>
          </table:table-cell>
          <table:table-cell table:style-name="ce8" table:formula="oooc:=LOOKUP([.D40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64">
            <text:p>1764</text:p>
          </table:table-cell>
          <table:table-cell office:value-type="float" office:value="79.520334">
            <text:p>79,520334</text:p>
          </table:table-cell>
          <table:table-cell table:style-name="ce8" table:formula="oooc:=LOOKUP([.D41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764">
            <text:p>1764</text:p>
          </table:table-cell>
          <table:table-cell office:value-type="float" office:value="79.529913">
            <text:p>79,529913</text:p>
          </table:table-cell>
          <table:table-cell table:style-name="ce8" table:formula="oooc:=LOOKUP([.D42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64">
            <text:p>1764</text:p>
          </table:table-cell>
          <table:table-cell office:value-type="float" office:value="79.514061">
            <text:p>79,514061</text:p>
          </table:table-cell>
          <table:table-cell table:style-name="ce8" table:formula="oooc:=LOOKUP([.D43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764">
            <text:p>1764</text:p>
          </table:table-cell>
          <table:table-cell office:value-type="float" office:value="79.536962">
            <text:p>79,536962</text:p>
          </table:table-cell>
          <table:table-cell table:style-name="ce8" table:formula="oooc:=LOOKUP([.D44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64">
            <text:p>1764</text:p>
          </table:table-cell>
          <table:table-cell office:value-type="float" office:value="79.535522">
            <text:p>79,535522</text:p>
          </table:table-cell>
          <table:table-cell table:style-name="ce8" table:formula="oooc:=LOOKUP([.D45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764">
            <text:p>1764</text:p>
          </table:table-cell>
          <table:table-cell office:value-type="float" office:value="79.540072">
            <text:p>79,540072</text:p>
          </table:table-cell>
          <table:table-cell table:style-name="ce8" table:formula="oooc:=LOOKUP([.D46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64">
            <text:p>1764</text:p>
          </table:table-cell>
          <table:table-cell office:value-type="float" office:value="79.545088">
            <text:p>79,545088</text:p>
          </table:table-cell>
          <table:table-cell table:style-name="ce8" table:formula="oooc:=LOOKUP([.D47];[$ResumenSEQ.$A$4:.$A$15];[$ResumenSEQ.$B$4:.$B$15])" office:value-type="float" office:value="129.750896">
            <text:p>129,750896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47]" office:value-type="float" office:value="1764">
            <text:p>1764</text:p>
          </table:table-cell>
          <table:table-cell table:style-name="ce5" table:formula="oooc:=MAX([.E44:.E47])" office:value-type="float" office:value="79.545088">
            <text:p>79,545088</text:p>
          </table:table-cell>
          <table:table-cell table:style-name="ce8" table:formula="oooc:=LOOKUP([.D48];[$ResumenSEQ.$A$4:.$A$15];[$ResumenSEQ.$B$4:.$B$15])" office:value-type="float" office:value="129.750896">
            <text:p>129,750896</text:p>
          </table:table-cell>
          <table:table-cell table:style-name="ce10" table:formula="oooc:=[.F48]/[.E48]" office:value-type="float" office:value="1.63116163753568">
            <text:p>1,631162</text:p>
          </table:table-cell>
          <table:table-cell table:style-name="ce10" table:formula="oooc:=[.B47]*[.E48]-[.F48]" office:value-type="float" office:value="586.154896">
            <text:p>586,154896</text:p>
          </table:table-cell>
          <table:table-cell table:style-name="ce10" table:formula="oooc:=[.G48]/[.B47]" office:value-type="float" office:value="0.181240181948409">
            <text:p>0,181240</text:p>
          </table:table-cell>
          <table:table-cell table:style-name="ce11" table:formula="oooc:=[.B47]*[.E48]" office:value-type="float" office:value="715.905792">
            <text:p>715,905792</text:p>
          </table:table-cell>
          <table:table-cell table:style-name="ce2" table:number-columns-repeated="246"/>
        </table:table-row>
        <table:table-row table:style-name="ro2">
          <table:table-cell table:style-name="ce2" table:number-columns-repeated="4"/>
          <table:table-cell table:style-name="ce5"/>
          <table:table-cell table:style-name="ce8"/>
          <table:table-cell table:style-name="ce10" table:number-columns-repeated="3"/>
          <table:table-cell table:style-name="ce11"/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.810834">
            <text:p>1,810834</text:p>
          </table:table-cell>
          <table:table-cell table:style-name="ce8" table:formula="oooc:=LOOKUP([.D50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1.843103">
            <text:p>1,843103</text:p>
          </table:table-cell>
          <table:table-cell table:style-name="ce8" table:formula="oooc:=LOOKUP([.D51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1.788418">
            <text:p>1,788418</text:p>
          </table:table-cell>
          <table:table-cell table:style-name="ce8" table:formula="oooc:=LOOKUP([.D52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.858795">
            <text:p>1,858795</text:p>
          </table:table-cell>
          <table:table-cell table:style-name="ce8" table:formula="oooc:=LOOKUP([.D53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1.812432">
            <text:p>1,812432</text:p>
          </table:table-cell>
          <table:table-cell table:style-name="ce8" table:formula="oooc:=LOOKUP([.D54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1.827196">
            <text:p>1,827196</text:p>
          </table:table-cell>
          <table:table-cell table:style-name="ce8" table:formula="oooc:=LOOKUP([.D55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1.852817">
            <text:p>1,852817</text:p>
          </table:table-cell>
          <table:table-cell table:style-name="ce8" table:formula="oooc:=LOOKUP([.D56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.851675">
            <text:p>1,851675</text:p>
          </table:table-cell>
          <table:table-cell table:style-name="ce8" table:formula="oooc:=LOOKUP([.D57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.829634">
            <text:p>1,829634</text:p>
          </table:table-cell>
          <table:table-cell table:style-name="ce8" table:formula="oooc:=LOOKUP([.D58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.858149">
            <text:p>1,858149</text:p>
          </table:table-cell>
          <table:table-cell table:style-name="ce8" table:formula="oooc:=LOOKUP([.D59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office:value-type="float" office:value="1.857441">
            <text:p>1,857441</text:p>
          </table:table-cell>
          <table:table-cell table:style-name="ce8" table:formula="oooc:=LOOKUP([.D60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00">
            <text:p>400</text:p>
          </table:table-cell>
          <table:table-cell office:value-type="float" office:value="1.829233">
            <text:p>1,829233</text:p>
          </table:table-cell>
          <table:table-cell table:style-name="ce8" table:formula="oooc:=LOOKUP([.D61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float" office:value="1.845537">
            <text:p>1,845537</text:p>
          </table:table-cell>
          <table:table-cell table:style-name="ce8" table:formula="oooc:=LOOKUP([.D62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1.85763">
            <text:p>1,857630</text:p>
          </table:table-cell>
          <table:table-cell table:style-name="ce8" table:formula="oooc:=LOOKUP([.D63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float" office:value="1.831152">
            <text:p>1,831152</text:p>
          </table:table-cell>
          <table:table-cell table:style-name="ce8" table:formula="oooc:=LOOKUP([.D64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1.829094">
            <text:p>1,829094</text:p>
          </table:table-cell>
          <table:table-cell table:style-name="ce8" table:formula="oooc:=LOOKUP([.D65];[$ResumenSEQ.$A$4:.$A$15];[$ResumenSEQ.$B$4:.$B$15])" office:value-type="float" office:value="1.072668">
            <text:p>1,072668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65]" office:value-type="float" office:value="400">
            <text:p>400</text:p>
          </table:table-cell>
          <table:table-cell table:style-name="ce5" table:formula="oooc:=MAX([.E62:.E65])" office:value-type="float" office:value="1.85763">
            <text:p>1,857630</text:p>
          </table:table-cell>
          <table:table-cell table:style-name="ce8" table:formula="oooc:=LOOKUP([.D66];[$ResumenSEQ.$A$4:.$A$15];[$ResumenSEQ.$B$4:.$B$15])" office:value-type="float" office:value="1.072668">
            <text:p>1,072668</text:p>
          </table:table-cell>
          <table:table-cell table:style-name="ce10" table:formula="oooc:=[.F66]/[.E66]" office:value-type="float" office:value="0.577438994848274">
            <text:p>0,577439</text:p>
          </table:table-cell>
          <table:table-cell table:style-name="ce10" table:formula="oooc:=[.B65]*[.E66]-[.F66]" office:value-type="float" office:value="28.649412">
            <text:p>28,649412</text:p>
          </table:table-cell>
          <table:table-cell table:style-name="ce10" table:formula="oooc:=[.G66]/[.B65]" office:value-type="float" office:value="0.0360899371780172">
            <text:p>0,036090</text:p>
          </table:table-cell>
          <table:table-cell table:style-name="ce11" table:formula="oooc:=[.B65]*[.E66]" office:value-type="float" office:value="29.72208">
            <text:p>29,722080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20.88116">
            <text:p>20,881160</text:p>
          </table:table-cell>
          <table:table-cell table:style-name="ce8" table:formula="oooc:=LOOKUP([.D67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1.154366">
            <text:p>21,154366</text:p>
          </table:table-cell>
          <table:table-cell table:style-name="ce8" table:formula="oooc:=LOOKUP([.D68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21.135944">
            <text:p>21,135944</text:p>
          </table:table-cell>
          <table:table-cell table:style-name="ce8" table:formula="oooc:=LOOKUP([.D69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1.156646">
            <text:p>21,156646</text:p>
          </table:table-cell>
          <table:table-cell table:style-name="ce8" table:formula="oooc:=LOOKUP([.D70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21.153974">
            <text:p>21,153974</text:p>
          </table:table-cell>
          <table:table-cell table:style-name="ce8" table:formula="oooc:=LOOKUP([.D71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21.141696">
            <text:p>21,141696</text:p>
          </table:table-cell>
          <table:table-cell table:style-name="ce8" table:formula="oooc:=LOOKUP([.D72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21.155491">
            <text:p>21,155491</text:p>
          </table:table-cell>
          <table:table-cell table:style-name="ce8" table:formula="oooc:=LOOKUP([.D73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1.149097">
            <text:p>21,149097</text:p>
          </table:table-cell>
          <table:table-cell table:style-name="ce8" table:formula="oooc:=LOOKUP([.D74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1.166033">
            <text:p>21,166033</text:p>
          </table:table-cell>
          <table:table-cell table:style-name="ce8" table:formula="oooc:=LOOKUP([.D75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21.167038">
            <text:p>21,167038</text:p>
          </table:table-cell>
          <table:table-cell table:style-name="ce8" table:formula="oooc:=LOOKUP([.D76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1.165266">
            <text:p>21,165266</text:p>
          </table:table-cell>
          <table:table-cell table:style-name="ce8" table:formula="oooc:=LOOKUP([.D77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21.141815">
            <text:p>21,141815</text:p>
          </table:table-cell>
          <table:table-cell table:style-name="ce8" table:formula="oooc:=LOOKUP([.D78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24">
            <text:p>1024</text:p>
          </table:table-cell>
          <table:table-cell office:value-type="float" office:value="21.127156">
            <text:p>21,127156</text:p>
          </table:table-cell>
          <table:table-cell table:style-name="ce8" table:formula="oooc:=LOOKUP([.D79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24">
            <text:p>1024</text:p>
          </table:table-cell>
          <table:table-cell office:value-type="float" office:value="21.15396">
            <text:p>21,153960</text:p>
          </table:table-cell>
          <table:table-cell table:style-name="ce8" table:formula="oooc:=LOOKUP([.D80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21.155988">
            <text:p>21,155988</text:p>
          </table:table-cell>
          <table:table-cell table:style-name="ce8" table:formula="oooc:=LOOKUP([.D81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24">
            <text:p>1024</text:p>
          </table:table-cell>
          <table:table-cell office:value-type="float" office:value="21.143653">
            <text:p>21,143653</text:p>
          </table:table-cell>
          <table:table-cell table:style-name="ce8" table:formula="oooc:=LOOKUP([.D82];[$ResumenSEQ.$A$4:.$A$15];[$ResumenSEQ.$B$4:.$B$15])" office:value-type="float" office:value="78.696513">
            <text:p>78,696513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82]" office:value-type="float" office:value="1024">
            <text:p>1024</text:p>
          </table:table-cell>
          <table:table-cell table:style-name="ce5" table:formula="oooc:=MAX([.E79:.E82])" office:value-type="float" office:value="21.155988">
            <text:p>21,155988</text:p>
          </table:table-cell>
          <table:table-cell table:style-name="ce8" table:formula="oooc:=LOOKUP([.D83];[$ResumenSEQ.$A$4:.$A$15];[$ResumenSEQ.$B$4:.$B$15])" office:value-type="float" office:value="78.696513">
            <text:p>78,696513</text:p>
          </table:table-cell>
          <table:table-cell table:style-name="ce10" table:formula="oooc:=[.F83]/[.E83]" office:value-type="float" office:value="3.71982216098818">
            <text:p>3,719822</text:p>
          </table:table-cell>
          <table:table-cell table:style-name="ce10" table:formula="oooc:=[.B82]*[.E83]-[.F83]" office:value-type="float" office:value="259.799295">
            <text:p>259,799295</text:p>
          </table:table-cell>
          <table:table-cell table:style-name="ce10" table:formula="oooc:=[.G83]/[.B82]" office:value-type="float" office:value="0.232488885061761">
            <text:p>0,232489</text:p>
          </table:table-cell>
          <table:table-cell table:style-name="ce11" table:formula="oooc:=[.B82]*[.E83]" office:value-type="float" office:value="338.495808">
            <text:p>338,495808</text:p>
          </table:table-cell>
          <table:table-cell table:style-name="ce2" table:number-columns-repeated="246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68.297594">
            <text:p>68,297594</text:p>
          </table:table-cell>
          <table:table-cell table:style-name="ce8" table:formula="oooc:=LOOKUP([.D84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69.038873">
            <text:p>69,038873</text:p>
          </table:table-cell>
          <table:table-cell table:style-name="ce8" table:formula="oooc:=LOOKUP([.D85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office:value-type="float" office:value="69.036951">
            <text:p>69,036951</text:p>
          </table:table-cell>
          <table:table-cell table:style-name="ce8" table:formula="oooc:=LOOKUP([.D86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00">
            <text:p>1600</text:p>
          </table:table-cell>
          <table:table-cell office:value-type="float" office:value="69.042726">
            <text:p>69,042726</text:p>
          </table:table-cell>
          <table:table-cell table:style-name="ce8" table:formula="oooc:=LOOKUP([.D87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69.025331">
            <text:p>69,025331</text:p>
          </table:table-cell>
          <table:table-cell table:style-name="ce8" table:formula="oooc:=LOOKUP([.D88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00">
            <text:p>1600</text:p>
          </table:table-cell>
          <table:table-cell office:value-type="float" office:value="69.040865">
            <text:p>69,040865</text:p>
          </table:table-cell>
          <table:table-cell table:style-name="ce8" table:formula="oooc:=LOOKUP([.D89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00">
            <text:p>1600</text:p>
          </table:table-cell>
          <table:table-cell office:value-type="float" office:value="69.03127">
            <text:p>69,031270</text:p>
          </table:table-cell>
          <table:table-cell table:style-name="ce8" table:formula="oooc:=LOOKUP([.D90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69.038152">
            <text:p>69,038152</text:p>
          </table:table-cell>
          <table:table-cell table:style-name="ce8" table:formula="oooc:=LOOKUP([.D91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69.026909">
            <text:p>69,026909</text:p>
          </table:table-cell>
          <table:table-cell table:style-name="ce8" table:formula="oooc:=LOOKUP([.D92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69.034483">
            <text:p>69,034483</text:p>
          </table:table-cell>
          <table:table-cell table:style-name="ce8" table:formula="oooc:=LOOKUP([.D93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00">
            <text:p>1600</text:p>
          </table:table-cell>
          <table:table-cell office:value-type="float" office:value="69.038816">
            <text:p>69,038816</text:p>
          </table:table-cell>
          <table:table-cell table:style-name="ce8" table:formula="oooc:=LOOKUP([.D94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00">
            <text:p>1600</text:p>
          </table:table-cell>
          <table:table-cell office:value-type="float" office:value="69.02259">
            <text:p>69,022590</text:p>
          </table:table-cell>
          <table:table-cell table:style-name="ce8" table:formula="oooc:=LOOKUP([.D95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600">
            <text:p>1600</text:p>
          </table:table-cell>
          <table:table-cell office:value-type="float" office:value="69.040188">
            <text:p>69,040188</text:p>
          </table:table-cell>
          <table:table-cell table:style-name="ce8" table:formula="oooc:=LOOKUP([.D96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00">
            <text:p>1600</text:p>
          </table:table-cell>
          <table:table-cell office:value-type="float" office:value="69.025197">
            <text:p>69,025197</text:p>
          </table:table-cell>
          <table:table-cell table:style-name="ce8" table:formula="oooc:=LOOKUP([.D97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00">
            <text:p>1600</text:p>
          </table:table-cell>
          <table:table-cell office:value-type="float" office:value="69.051069">
            <text:p>69,051069</text:p>
          </table:table-cell>
          <table:table-cell table:style-name="ce8" table:formula="oooc:=LOOKUP([.D98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office:value-type="string">
            <text:p>2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00">
            <text:p>1600</text:p>
          </table:table-cell>
          <table:table-cell office:value-type="float" office:value="69.028402">
            <text:p>69,028402</text:p>
          </table:table-cell>
          <table:table-cell table:style-name="ce8" table:formula="oooc:=LOOKUP([.D99];[$ResumenSEQ.$A$4:.$A$15];[$ResumenSEQ.$B$4:.$B$15])" office:value-type="float" office:value="87.177164">
            <text:p>87,177164</text:p>
          </table:table-cell>
          <table:table-cell table:number-columns-repeated="250"/>
        </table:table-row>
        <table:table-row table:style-name="ro2">
          <table:table-cell table:style-name="ce2" table:number-columns-repeated="3"/>
          <table:table-cell table:style-name="ce2" table:formula="oooc:=[.D99]" office:value-type="float" office:value="1600">
            <text:p>1600</text:p>
          </table:table-cell>
          <table:table-cell table:style-name="ce5" table:formula="oooc:=MAX([.E96:.E99])" office:value-type="float" office:value="69.051069">
            <text:p>69,051069</text:p>
          </table:table-cell>
          <table:table-cell table:style-name="ce8" table:formula="oooc:=LOOKUP([.D100];[$ResumenSEQ.$A$4:.$A$15];[$ResumenSEQ.$B$4:.$B$15])" office:value-type="float" office:value="87.177164">
            <text:p>87,177164</text:p>
          </table:table-cell>
          <table:table-cell table:style-name="ce10" table:formula="oooc:=[.F100]/[.E100]" office:value-type="float" office:value="1.26250274271641">
            <text:p>1,262503</text:p>
          </table:table-cell>
          <table:table-cell table:style-name="ce10" table:formula="oooc:=[.B99]*[.E100]-[.F100]" office:value-type="float" office:value="1017.63994">
            <text:p>1017,639940</text:p>
          </table:table-cell>
          <table:table-cell table:style-name="ce10" table:formula="oooc:=[.G100]/[.B99]" office:value-type="float" office:value="0.0789064214197756">
            <text:p>0,078906</text:p>
          </table:table-cell>
          <table:table-cell table:style-name="ce11" table:formula="oooc:=[.B99]*[.E100]" office:value-type="float" office:value="1104.817104">
            <text:p>1104,817104</text:p>
          </table:table-cell>
          <table:table-cell table:style-name="ce2" table:number-columns-repeated="246"/>
        </table:table-row>
        <table:table-row table:style-name="ro2" table:number-rows-repeated="6543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6" number:min-integer-digits="1" number:grouping="true"/>
    </number:number-style>
    <number:number-style style:name="N10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5">25/07/2008</text:date>, <text:time>10:09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Cristhian Trepowski</dc:creator>
    <dc:date>2008-07-25T10:09:10</dc:date>
    <meta:editing-cycles>1</meta:editing-cycles>
    <meta:editing-duration>PT1H49M3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1297"/>
  </office:meta>
</office:document-meta>
</file>